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687066" officeooo:paragraph-rsid="0069edb3"/>
    </style:style>
    <style:style style:name="P4" style:family="paragraph" style:parent-style-name="Standard">
      <style:text-properties style:font-name="Open sans" officeooo:rsid="007e6401" officeooo:paragraph-rsid="007e6401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2">Planowanie dnia</text:span></text:p>
      <text:p text:style-name="P4">TASK:Poszerzaj wiedze z tematu falownika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5T12:18:56.028936367</dc:date>
    <meta:editing-duration>P1DT6H14M50S</meta:editing-duration>
    <meta:editing-cycles>80</meta:editing-cycles>
    <meta:document-statistic meta:table-count="0" meta:image-count="0" meta:object-count="0" meta:page-count="1" meta:paragraph-count="3" meta:word-count="11" meta:character-count="96" meta:non-whitespace-character-count="88"/>
  </office:meta>
</office:document-meta>
</file>